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office:value-type="string" calcext:value-type="string">
            <text:p>-&gt; bis montag 25 bis dienstag 26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5" calcext:value-type="float">
            <text:p>25</text:p>
          </table:table-cell>
          <table:table-cell table:style-name="ce20" table:formula="of:=[.E2]/[.F2]" office:value-type="percentage" office:value="0.84" calcext:value-type="percentage">
            <text:p>84,00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13.5" calcext:value-type="float">
            <text:p>13,5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7.5" calcext:value-type="float">
            <text:p>17,5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6.5" calcext:value-type="float">
            <text:p>6,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43.5" calcext:value-type="float">
            <text:p>43,5</text:p>
          </table:table-cell>
          <table:table-cell table:style-name="ce9" table:formula="of:=[.D20]+[.D19]+[.D18]+[.D13]+[.D5]+[.D4]+[.D3]+[.D10]" office:value-type="float" office:value="55" calcext:value-type="float">
            <text:p>55</text:p>
          </table:table-cell>
          <table:table-cell table:style-name="ce9" table:number-columns-repeated="2"/>
          <table:table-cell table:style-name="ce20" table:formula="of:=[.C21]/[.D21]" office:value-type="percentage" office:value="0.790909090909091" calcext:value-type="percentage">
            <text:p>79,09 %</text:p>
          </table:table-cell>
          <table:table-cell table:style-name="ce21" table:formula="of:=[.G21]-[.G2]" office:value-type="percentage" office:value="-0.0490909090909091" calcext:value-type="percentage">
            <text:p>-4,91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2.7" calcext:value-type="float">
            <text:p>-2,7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 style:data-style-name="N2" text:time-value="22:18:32.225449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16T23:23:40.306803649</dc:date>
    <dc:creator>Ronny Gey</dc:creator>
    <meta:editing-duration>P15DT20H17M59S</meta:editing-duration>
    <meta:editing-cycles>98</meta:editing-cycles>
    <meta:document-statistic meta:table-count="2" meta:cell-count="114" meta:object-count="0"/>
  </office:meta>
</office:document-meta>
</file>